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style:font-size-asian="16pt" style:font-size-complex="16pt"/>
    </style:style>
    <style:style style:name="P6" style:family="paragraph" style:parent-style-name="Standard" style:list-style-name="L1">
      <style:text-properties fo:font-size="16pt" style:font-size-asian="16pt" style:font-size-complex="16pt"/>
    </style:style>
    <style:style style:name="P7" style:family="paragraph" style:parent-style-name="Standard" style:list-style-name="L1">
      <style:text-properties fo:font-size="16pt" style:font-size-asian="16pt" style:font-size-complex="16pt"/>
    </style:style>
    <style:style style:name="P8" style:family="paragraph" style:parent-style-name="Standard" style:list-style-name="L1">
      <style:text-properties fo:font-size="16pt" style:font-size-asian="16pt" style:font-size-complex="16pt"/>
    </style:style>
    <style:style style:name="P9" style:family="paragraph" style:parent-style-name="Standard" style:list-style-name="L1">
      <style:text-properties fo:font-size="16pt" style:font-size-asian="16pt" style:font-size-complex="16pt"/>
    </style:style>
    <style:style style:name="P10" style:family="paragraph" style:parent-style-name="Standard" style:list-style-name="L1">
      <style:text-properties fo:font-size="16pt" style:font-size-asian="16pt" style:font-size-complex="16pt"/>
    </style:style>
    <style:style style:name="P11" style:family="paragraph" style:parent-style-name="Standard" style:list-style-name="L1">
      <style:text-properties fo:font-size="16pt" style:font-size-asian="16pt" style:font-size-complex="16pt"/>
    </style:style>
    <style:style style:name="P12" style:family="paragraph" style:parent-style-name="Standard" style:list-style-name="L1">
      <style:text-properties fo:font-size="16pt" style:font-size-asian="16pt" style:font-size-complex="16pt"/>
    </style:style>
    <style:style style:name="P13" style:family="paragraph" style:parent-style-name="Standard" style:list-style-name="L1">
      <style:text-properties fo:font-size="16pt" style:font-size-asian="16pt" style:font-size-complex="16pt"/>
    </style:style>
    <style:style style:name="P14" style:family="paragraph" style:parent-style-name="Standard" style:list-style-name="L1">
      <style:text-properties fo:font-size="16pt" style:font-size-asian="16pt" style:font-size-complex="16pt"/>
    </style:style>
    <style:style style:name="P15" style:family="paragraph" style:parent-style-name="Standard" style:list-style-name="L1">
      <style:text-properties fo:font-size="16pt" style:font-size-asian="16pt" style:font-size-complex="16pt"/>
    </style:style>
    <style:style style:name="P16" style:family="paragraph" style:parent-style-name="Standard" style:list-style-name="L1">
      <style:text-properties fo:font-size="16pt" style:font-size-asian="16pt" style:font-size-complex="16pt"/>
    </style:style>
    <style:style style:name="P17" style:family="paragraph" style:parent-style-name="Standard" style:list-style-name="L1">
      <style:text-properties fo:font-size="16pt" style:font-size-asian="16pt" style:font-size-complex="16pt"/>
    </style:style>
    <style:style style:name="P18" style:family="paragraph" style:parent-style-name="Standard" style:list-style-name="L1">
      <style:text-properties fo:font-size="16pt" style:font-size-asian="16pt" style:font-size-complex="16pt"/>
    </style:style>
    <style:style style:name="P19" style:family="paragraph" style:parent-style-name="Standard" style:list-style-name="L2">
      <style:text-properties fo:font-size="16pt" style:font-size-asian="16pt" style:font-size-complex="16pt"/>
    </style:style>
    <style:style style:name="P20" style:family="paragraph" style:parent-style-name="Standard" style:list-style-name="L2">
      <style:text-properties fo:font-size="16pt" style:font-size-asian="16pt" style:font-size-complex="16pt"/>
    </style:style>
    <style:style style:name="P21" style:family="paragraph" style:parent-style-name="Standard" style:list-style-name="L2">
      <style:text-properties fo:font-size="16pt" style:font-size-asian="16pt" style:font-size-complex="16pt"/>
    </style:style>
    <style:style style:name="P22" style:family="paragraph" style:parent-style-name="Standard" style:list-style-name="L3">
      <style:text-properties fo:font-size="16pt" style:font-size-asian="16pt" style:font-size-complex="16pt"/>
    </style:style>
    <style:style style:name="P23" style:family="paragraph" style:parent-style-name="Standard" style:list-style-name="L3">
      <style:text-properties fo:font-size="16pt" style:font-size-asian="16pt" style:font-size-complex="16pt"/>
    </style:style>
    <style:style style:name="P24" style:family="paragraph" style:parent-style-name="Standard" style:list-style-name="L3">
      <style:text-properties fo:font-size="16pt" style:font-size-asian="16pt" style:font-size-complex="16pt"/>
    </style:style>
    <style:style style:name="P25" style:family="paragraph" style:parent-style-name="Standard" style:list-style-name="L3">
      <style:text-properties fo:font-size="16pt" style:font-size-asian="16pt" style:font-size-complex="16pt"/>
    </style:style>
    <style:style style:name="P26" style:family="paragraph" style:parent-style-name="Standard" style:list-style-name="L4">
      <style:text-properties fo:font-size="16pt" style:font-size-asian="16pt" style:font-size-complex="16pt"/>
    </style:style>
    <style:style style:name="P27" style:family="paragraph" style:parent-style-name="Standard" style:list-style-name="L4">
      <style:text-properties fo:font-size="16pt" style:font-size-asian="16pt" style:font-size-complex="16pt"/>
    </style:style>
    <style:style style:name="P28" style:family="paragraph" style:parent-style-name="Standard" style:list-style-name="L4">
      <style:text-properties fo:font-size="16pt" style:font-size-asian="16pt" style:font-size-complex="16pt"/>
    </style:style>
    <style:style style:name="P29" style:family="paragraph" style:parent-style-name="Standard" style:list-style-name="L4">
      <style:text-properties fo:font-size="16pt" style:font-size-asian="16pt" style:font-size-complex="16pt"/>
    </style:style>
    <style:style style:name="P30" style:family="paragraph" style:parent-style-name="Standard" style:list-style-name="L5">
      <style:text-properties fo:font-size="16pt" style:font-size-asian="16pt" style:font-size-complex="16pt"/>
    </style:style>
    <style:style style:name="P31" style:family="paragraph" style:parent-style-name="Standard" style:list-style-name="L5">
      <style:text-properties fo:font-size="16pt" style:font-size-asian="16pt" style:font-size-complex="16pt"/>
    </style:style>
    <style:style style:name="P32" style:family="paragraph" style:parent-style-name="Standard" style:list-style-name="L6">
      <style:text-properties fo:font-size="16pt" style:font-size-asian="16pt" style:font-size-complex="16pt"/>
    </style:style>
    <style:style style:name="P33" style:family="paragraph" style:parent-style-name="Standard" style:list-style-name="L6">
      <style:text-properties fo:font-size="16pt" style:font-size-asian="16pt" style:font-size-complex="16pt"/>
    </style:style>
    <style:style style:name="P34" style:family="paragraph" style:parent-style-name="Standard" style:list-style-name="L6">
      <style:text-properties fo:font-size="16pt" style:font-size-asian="16pt" style:font-size-complex="16pt"/>
    </style:style>
    <style:style style:name="P35" style:family="paragraph" style:parent-style-name="Standard" style:list-style-name="L6">
      <style:text-properties fo:font-size="16pt" style:font-size-asian="16pt" style:font-size-complex="16pt"/>
    </style:style>
    <style:style style:name="P36" style:family="paragraph" style:parent-style-name="Standard" style:list-style-name="L7">
      <style:text-properties fo:font-size="16pt" style:font-size-asian="16pt" style:font-size-complex="16pt"/>
    </style:style>
    <style:style style:name="P37" style:family="paragraph" style:parent-style-name="Standard" style:list-style-name="L7">
      <style:text-properties fo:font-size="16pt" style:font-size-asian="16pt" style:font-size-complex="16pt"/>
    </style:style>
    <style:style style:name="P38" style:family="paragraph" style:parent-style-name="Standard" style:list-style-name="L7">
      <style:text-properties fo:font-size="16pt" style:font-size-asian="16pt" style:font-size-complex="16pt"/>
    </style:style>
    <style:style style:name="P39" style:family="paragraph" style:parent-style-name="Standard" style:list-style-name="L7">
      <style:text-properties fo:font-size="16pt" style:font-size-asian="16pt" style:font-size-complex="16pt"/>
    </style:style>
    <style:style style:name="P40" style:family="paragraph" style:parent-style-name="Standard" style:list-style-name="L7">
      <style:text-properties fo:font-size="16pt" style:font-size-asian="16pt" style:font-size-complex="16pt"/>
    </style:style>
    <style:style style:name="P41" style:family="paragraph" style:parent-style-name="Standard" style:list-style-name="L7">
      <style:text-properties fo:font-size="16pt" style:font-size-asian="16pt" style:font-size-complex="16pt"/>
    </style:style>
    <style:style style:name="P42" style:family="paragraph" style:parent-style-name="Standard" style:list-style-name="L7">
      <style:text-properties fo:font-size="16pt" style:font-size-asian="16pt" style:font-size-complex="16pt"/>
    </style:style>
    <style:style style:name="P43" style:family="paragraph" style:parent-style-name="Standard" style:list-style-name="L7">
      <style:text-properties fo:font-size="16pt" style:font-size-asian="16pt" style:font-size-complex="16pt"/>
    </style:style>
    <style:style style:name="P44" style:family="paragraph" style:parent-style-name="Standard" style:list-style-name="L8">
      <style:text-properties fo:font-size="16pt" style:font-size-asian="16pt" style:font-size-complex="16pt"/>
    </style:style>
    <style:style style:name="P45" style:family="paragraph" style:parent-style-name="Standard" style:list-style-name="L8">
      <style:text-properties fo:font-size="16pt" style:font-size-asian="16pt" style:font-size-complex="16pt"/>
    </style:style>
    <style:style style:name="P46" style:family="paragraph" style:parent-style-name="Standard" style:list-style-name="L8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ture notes for Multics retrospective</text:p>
      <text:p text:style-name="P1"/>
      <text:list text:style-name="L1">
        <text:list-item>
          <text:p text:style-name="P3">Multics overview</text:p>
          <text:list>
            <text:list-item>
              <text:p text:style-name="P3">Time-sharing OS 1964-2000</text:p>
            </text:list-item>
            <text:list-item>
              <text:p text:style-name="P3">MIT w/ GE/Honeywell &amp; Bell Labs</text:p>
            </text:list-item>
            <text:list-item>
              <text:p text:style-name="P3">Extremely influential to CS</text:p>
              <text:list>
                <text:list-item>
                  <text:p text:style-name="P3">Hierarchical file system, arbitrary length filenames, symlinks</text:p>
                </text:list-item>
                <text:list-item>
                  <text:p text:style-name="P3">ACLs on files</text:p>
                </text:list-item>
                <text:list-item>
                  <text:p text:style-name="P3">Dynamic linking (even to other executables...)</text:p>
                </text:list-item>
                <text:list-item>
                  <text:p text:style-name="P3">Hot swapping of CPUs, RAM, disks</text:p>
                </text:list-item>
                <text:list-item>
                  <text:p text:style-name="P3">Engineered from the start for security</text:p>
                </text:list-item>
                <text:list-item>
                  <text:p text:style-name="P3">Ring protection</text:p>
                </text:list-item>
                <text:list-item>
                  <text:p text:style-name="P3">Per-process per-ring stacks in kernel</text:p>
                </text:list-item>
                <text:list-item>
                  <text:p text:style-name="P3">36 bit words (in 1964!)</text:p>
                </text:list-item>
              </text:list>
            </text:list-item>
            <text:list-item>
              <text:p text:style-name="P3">Bell Labs left in 1969, developed UNICS (later UNIX)</text:p>
            </text:list-item>
            <text:list-item>
              <text:p text:style-name="P3">[Compare to DOS of the 1980s and early 1990s... not even a concept of a user or of protection]</text:p>
              <text:list>
                <text:list-item>
                  <text:p text:style-name="P3">So what happened?</text:p>
                  <text:list>
                    <text:list-item>
                      <text:p text:style-name="P3">[Shift from time-sharing mainframes to single-user systems; people believed single-user systems required no security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2">
        <text:list-item>
          <text:p text:style-name="P19">Multics required all customers to design around its security</text:p>
          <text:list>
            <text:list-item>
              <text:p text:style-name="P19">All apps must work with Multics' controls</text:p>
            </text:list-item>
            <text:list-item>
              <text:p text:style-name="P19">[Compare to Windows &amp; Vista user accounts control]</text:p>
            </text:list-item>
          </text:list>
        </text:list-item>
      </text:list>
      <text:p text:style-name="P1"/>
      <text:list text:style-name="L3">
        <text:list-item>
          <text:p text:style-name="P22">PL/I [pee el one / programming language one]</text:p>
          <text:list>
            <text:list-item>
              <text:p text:style-name="P22">Possible to program buffer overflow, but takes work</text:p>
            </text:list-item>
            <text:list-item>
              <text:p text:style-name="P22">[Compare to C: possible to program non-overflow, but takes work]</text:p>
            </text:list-item>
            <text:list-item>
              <text:p text:style-name="P22">Design choices: the easy thing to do should be the secure thing</text:p>
            </text:list-item>
          </text:list>
        </text:list-item>
      </text:list>
      <text:p text:style-name="P1"/>
      <text:list text:style-name="L4">
        <text:list-item>
          <text:p text:style-name="P26">Backdoors / malicious developers</text:p>
          <text:list>
            <text:list-item>
              <text:p text:style-name="P26">Testing is poor way to discover backdoors... unlikely to test critical values</text:p>
            </text:list-item>
            <text:list-item>
              <text:p text:style-name="P26">Experimental backdoors discovered only with manual code audit</text:p>
            </text:list-item>
            <text:list-item>
              <text:p text:style-name="P26">Backdoors put in programs since (sendmail debug mode, Excel flight simulator)</text:p>
            </text:list-item>
          </text:list>
        </text:list-item>
      </text:list>
      <text:p text:style-name="P1"><text:soft-page-break/></text:p>
      <text:list text:style-name="L5">
        <text:list-item>
          <text:p text:style-name="P30">Boot sector viruses</text:p>
          <text:list>
            <text:list-item>
              <text:p text:style-name="P30">Virtual machine based rootkit</text:p>
            </text:list-item>
          </text:list>
        </text:list-item>
      </text:list>
      <text:p text:style-name="P1"/>
      <text:list text:style-name="L6">
        <text:list-item>
          <text:p text:style-name="P32">Ring protections</text:p>
          <text:list>
            <text:list-item>
              <text:p text:style-name="P32">Multics had 9 rings</text:p>
            </text:list-item>
            <text:list-item>
              <text:p text:style-name="P32">x86 processors have 4</text:p>
            </text:list-item>
            <text:list-item>
              <text:p text:style-name="P32">0: hypervisor, 1: kernel, 2: unused, 3: apps</text:p>
            </text:list-item>
          </text:list>
        </text:list-item>
      </text:list>
      <text:p text:style-name="P1"/>
      <text:list text:style-name="L7">
        <text:list-item>
          <text:p text:style-name="P36">Compiler backdoor inserter</text:p>
          <text:list>
            <text:list-item>
              <text:p text:style-name="P36">Malicious compiler on system (as an executable binary)</text:p>
            </text:list-item>
            <text:list-item>
              <text:p text:style-name="P36">Inserts a backdoor into every program it compiles</text:p>
              <text:list>
                <text:list-item>
                  <text:p text:style-name="P36">Source-code review of apps will <text:span text:style-name="T1">not</text:span> find the backdoor</text:p>
                </text:list-item>
                <text:list-item>
                  <text:p text:style-name="P36">Source-code review of compiler will not find the backdoor inserter</text:p>
                </text:list-item>
              </text:list>
            </text:list-item>
            <text:list-item>
              <text:p text:style-name="P36">Recompile compiler?</text:p>
              <text:list>
                <text:list-item>
                  <text:p text:style-name="P36">But recompile with the malicious compiler</text:p>
                </text:list-item>
                <text:list-item>
                  <text:p text:style-name="P36">Detects own recompilation, inserts the backdoor inserter into output (or simply copies itself over to the final output)</text:p>
                </text:list-item>
              </text:list>
            </text:list-item>
          </text:list>
        </text:list-item>
      </text:list>
      <text:p text:style-name="P1"/>
      <text:list text:style-name="L8">
        <text:list-item>
          <text:p text:style-name="P44">“Software without pedigree”</text:p>
          <text:list>
            <text:list-item>
              <text:p text:style-name="P44">Military use of COTS</text:p>
            </text:list-item>
            <text:list-item>
              <text:p text:style-name="P44">E-voting systems</text:p>
            </text:list-item>
          </text:list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on Giffin</meta:initial-creator>
    <meta:creation-date>2008-01-15T22:18:20</meta:creation-date>
    <dc:creator>Jon Giffin</dc:creator>
    <dc:date>2008-01-15T23:20:11</dc:date>
    <meta:editing-cycles>7</meta:editing-cycles>
    <meta:editing-duration>PT1H1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309" meta:character-count="1942"/>
  </office:meta>
</office:document-meta>
</file>